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31a0b" officeooo:paragraph-rsid="00031a0b"/>
    </style:style>
    <style:style style:name="P2" style:family="paragraph" style:parent-style-name="Heading_20_2">
      <style:paragraph-properties fo:line-height="100%"/>
      <style:text-properties officeooo:rsid="00031a0b" officeooo:paragraph-rsid="00031a0b"/>
    </style:style>
    <style:style style:name="P3" style:family="paragraph" style:parent-style-name="Heading_20_2">
      <style:text-properties officeooo:paragraph-rsid="00031a0b"/>
    </style:style>
    <style:style style:name="P4" style:family="paragraph" style:parent-style-name="Text_20_body">
      <style:text-properties officeooo:paragraph-rsid="00031a0b"/>
    </style:style>
    <style:style style:name="P5" style:family="paragraph" style:parent-style-name="Text_20_body">
      <style:text-properties style:text-underline-style="solid" style:text-underline-width="auto" style:text-underline-color="font-color" fo:font-weight="bold" officeooo:paragraph-rsid="00031a0b" style:font-weight-asian="bold" style:font-weight-complex="bold"/>
    </style:style>
    <style:style style:name="P6" style:family="paragraph" style:parent-style-name="Text_20_body">
      <style:text-properties style:text-underline-style="none" fo:font-weight="normal" officeooo:rsid="0003c9bc" officeooo:paragraph-rsid="0003c9bc" style:font-weight-asian="normal" style:font-weight-complex="normal"/>
    </style:style>
    <style:style style:name="P7" style:family="paragraph" style:parent-style-name="Text_20_body">
      <style:text-properties style:text-underline-style="none" fo:font-weight="bold" officeooo:paragraph-rsid="00031a0b" style:font-weight-asian="bold" style:font-weight-complex="bold"/>
    </style:style>
    <style:style style:name="P8" style:family="paragraph" style:parent-style-name="Text_20_body">
      <style:text-properties fo:font-weight="bold" officeooo:paragraph-rsid="00031a0b" style:font-weight-asian="bold" style:font-weight-complex="bold"/>
    </style:style>
    <style:style style:name="P9" style:family="paragraph" style:parent-style-name="Text_20_body">
      <style:paragraph-properties fo:line-height="100%"/>
      <style:text-properties fo:font-weight="bold" officeooo:paragraph-rsid="0003c9bc" style:font-weight-asian="bold" style:font-weight-complex="bold"/>
    </style:style>
    <style:style style:name="P10" style:family="paragraph" style:parent-style-name="Text_20_body">
      <style:text-properties fo:font-weight="normal" officeooo:rsid="0003c9bc" officeooo:paragraph-rsid="0003c9bc" style:font-weight-asian="normal" style:font-weight-complex="normal"/>
    </style:style>
    <style:style style:name="P11" style:family="paragraph" style:parent-style-name="Text_20_body">
      <style:paragraph-properties fo:line-height="100%"/>
      <style:text-properties fo:font-weight="normal" officeooo:rsid="0005afa4" officeooo:paragraph-rsid="0005afa4" style:font-weight-asian="normal" style:font-weight-complex="normal"/>
    </style:style>
    <style:style style:name="P12" style:family="paragraph" style:parent-style-name="Text_20_body">
      <style:text-properties officeooo:paragraph-rsid="0003c9bc"/>
    </style:style>
    <style:style style:name="P13" style:family="paragraph" style:parent-style-name="Text_20_body">
      <style:paragraph-properties fo:margin-left="0.106cm" fo:margin-right="0cm" fo:margin-top="0cm" fo:margin-bottom="0cm" style:contextual-spacing="false" fo:text-indent="0cm" style:auto-text-indent="false"/>
      <style:text-properties officeooo:rsid="0005afa4" officeooo:paragraph-rsid="0005afa4"/>
    </style:style>
    <style:style style:name="P14" style:family="paragraph" style:parent-style-name="Text_20_body">
      <style:paragraph-properties fo:margin-left="0cm" fo:margin-right="0cm" fo:margin-top="0cm" fo:margin-bottom="0cm" style:contextual-spacing="false" fo:line-height="100%" fo:text-indent="0cm" style:auto-text-indent="false"/>
      <style:text-properties fo:font-weight="bold" officeooo:paragraph-rsid="0003c9bc" style:font-weight-asian="bold" style:font-weight-complex="bold"/>
    </style:style>
    <style:style style:name="P15" style:family="paragraph" style:parent-style-name="Text_20_body">
      <style:paragraph-properties fo:margin-left="0cm" fo:margin-right="0cm" fo:margin-top="0cm" fo:margin-bottom="0cm" style:contextual-spacing="false" fo:text-indent="0cm" style:auto-text-indent="false"/>
      <style:text-properties fo:font-weight="normal" officeooo:paragraph-rsid="0003c9bc" style:font-weight-asian="normal" style:font-weight-complex="normal"/>
    </style:style>
    <style:style style:name="P16" style:family="paragraph" style:parent-style-name="Title">
      <style:text-properties officeooo:rsid="00031a0b" officeooo:paragraph-rsid="00031a0b"/>
    </style:style>
    <style:style style:name="T1" style:family="text">
      <style:text-properties officeooo:rsid="00031a0b"/>
    </style:style>
    <style:style style:name="T2" style:family="text">
      <style:text-properties fo:font-weight="normal" officeooo:rsid="0003c9bc"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Methodenbeschreibung Klassendiagramm I RayTrace</text:p>
      <text:h text:style-name="P1" text:outline-level="2">Ray</text:h>
      <text:p text:style-name="P5">+ normalizeVector(vector): vector</text:p>
      <text:p text:style-name="P6">Static method, returns the normalized version of the given vector.</text:p>
      <text:h text:style-name="P1" text:outline-level="2">RayTracer</text:h>
      <text:p text:style-name="P7">+ traceRays(x, y): colorVector</text:p>
      <text:p text:style-name="P6">Returns the color of given x and y coordinates on the screen by raytracing.</text:p>
      <text:p text:style-name="P7">+ printImage(name: str)</text:p>
      <text:p text:style-name="P6">Prints the image stored in picturecap to a png file with the given filename.</text:p>
      <text:h text:style-name="P3" text:outline-level="2"><text:span text:style-name="T1">Screen</text:span></text:h>
      <text:p text:style-name="P8">+ calculteInitRay(x,y):Ray</text:p>
      <text:p text:style-name="P12"><text:span text:style-name="T2">Returns the ray going from the camera thru the given x y pixels on the screen.</text:span></text:p>
      <text:h text:style-name="P1" text:outline-level="2">Surfaces</text:h>
      <text:p text:style-name="P8">+checkIfCollisionObj(Ray): Tupel(Surface, distanceToOrig)</text:p>
      <text:p text:style-name="P10">Checks if the the given ray collides with any object. If it does, it return the first object the ray collided with and the distance to that object. If the ray hits no object its return (None, undefined)</text:p>
      <text:h text:style-name="P2" text:outline-level="2">LightInterface</text:h>
      <text:p text:style-name="P9"><text:span text:style-name="T1">checkIfShadowed(PostionHitPoint): Boolean</text:span></text:p>
      <text:p text:style-name="P11">Checks if there is a direct light source for the given position. If there is no direct light return True, else False.</text:p>
      <text:p text:style-name="P9">getAmbient(): colorVector </text:p>
      <text:p text:style-name="P11">Returns the ambient lightning of that point.</text:p>
      <text:p text:style-name="P9">getDiffuse(normVecSurfHitPoint, PositionHitPoint): colorVector</text:p>
      <text:p text:style-name="P11">Return the Diffuse lightning of the given point.</text:p>
      <text:p text:style-name="P14">getSpecular(normVecSurfHitPoint,PositionHitPoint,CameraCords): colorVector</text:p>
      <text:p text:style-name="P15"/>
      <text:p text:style-name="P13">Returns the specular lightning for that point.</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8T18:55:25.465982463</meta:creation-date>
    <dc:date>2020-12-18T19:13:22.810256742</dc:date>
    <meta:editing-duration>PT6M57S</meta:editing-duration>
    <meta:editing-cycles>2</meta:editing-cycles>
    <meta:generator>LibreOffice/7.0.3.1$Linux_X86_64 LibreOffice_project/00$Build-1</meta:generator>
    <meta:document-statistic meta:table-count="0" meta:image-count="0" meta:object-count="0" meta:page-count="1" meta:paragraph-count="24" meta:word-count="169" meta:character-count="1211" meta:non-whitespace-character-count="1065"/>
  </office:meta>
</office:document-meta>
</file>